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<text:span text:style-name="T1">Language (s)<text:tab/><text:tab/><text:tab/><text:tab/><text:tab/>English</text:span><text:tab/><text:tab/><text:tab/><text:tab/><text:tab/></text:p>
      <text:p text:style-name="P5">Author of letter<text:tab/><text:tab/><text:tab/><text:tab/>Abraham de Sola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8 April 1872</text:p>
      <text:p text:style-name="P5">Month<text:tab/><text:tab/><text:tab/><text:tab/><text:tab/><text:tab/>April</text:p>
      <text:p text:style-name="P5">Year<text:tab/><text:tab/><text:tab/><text:tab/><text:tab/><text:tab/>1872</text:p>
      <text:p text:style-name="P5">Hebrew Date<text:tab/><text:tab/><text:tab/><text:tab/><text:tab/></text:p>
      <text:p text:style-name="P5">Undated</text:p>
      <text:p text:style-name="P5">City<text:tab/><text:tab/><text:tab/><text:tab/><text:tab/><text:tab/>Montreal</text:p>
      <text:p text:style-name="P5">State<text:tab/><text:tab/><text:tab/><text:tab/><text:tab/><text:tab/>Quebec <text:tab/><text:tab/><text:tab/><text:tab/></text:p>
      <text:p text:style-name="P5">Country<text:tab/><text:tab/><text:tab/><text:tab/><text:tab/>Canad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Montreal April 8</text:span><text:span text:style-name="T2">th</text:span><text:span text:style-name="T1"> 1872./</text:span></text:p>
      <text:p text:style-name="P2"><text:span text:style-name="T1">My dear Friend,/</text:span></text:p>
      <text:p text:style-name="P2"><text:span text:style-name="T1"><text:tab/>I have only just seen/ in the Jewish papers the sad/ intelligence of your great and/ irreparable loss. <text:s/>I can truly say that/ when I read it [Hebrew], for the/ shock was intensified by its/ unexpectedness [Hebrew]. <text:s/>For you,/ for your children is there great/ cause for grief; not for the [Hebrew]/ whose purified soul now shares the/ bliss of the [Hebrew]./ <text:s/>I knew and heard quite enough of/ this true [Hebrew] to be [crossed-out: appl] able to/ fully appreciate the extent of your/ loss and the depth of your grief/ and of your bereaved children./ <text:s/>But I am sure you will be/</text:span></text:p>
      <text:p text:style-name="P2"><text:span text:style-name="T1"/></text:p>
      <text:p text:style-name="P2"><text:span text:style-name="T1">[Page 2]</text:span></text:p>
      <text:p text:style-name="P2"><text:span text:style-name="T1">sustained in this your dark/ hour of trouble, dear friend,/ by the strength of your piety/ and your heartfelt conviction/ that He who has inflicted/ the blow is [Hebrew]/ and I am equally certain that/ your children have also been/ taught to recognise[sic] the wisdom/ and justice of God in the/ darkest hour of adversity as in/ the brightest moments of happiness./ <text:s/>I have not the pleasure of/ being very intimately acquainted/ with your daughters but I/ am sure that in them you will/ find [Hebrew], your chief and/ best consolation. <text:s/>You will/ also have been but too frequently/ reminded during your ministry/</text:span></text:p>
      <text:p text:style-name="P2"><text:span text:style-name="T1"/></text:p>
      <text:p text:style-name="P2"><text:span text:style-name="T1">[Page 3]</text:span></text:p>
      <text:p text:style-name="P2"><text:span text:style-name="T1">of [Hebrew] not to feel/ ever how fragile are all earthly ties./</text:span></text:p>
      <text:p text:style-name="P2"><text:span text:style-name="T1"><text:tab/>Mrs. De Sola who has not/ yet had the pleasure of making the/ personal acquaintance of any of your/ family desires to unite nevertheless/ in warmest sympathy with all of/ you, and begs to be kindly remembered/ with myself to Mr &amp; Mrs Weil./</text:span></text:p>
      <text:p text:style-name="P2"><text:span text:style-name="T1"><text:tab/>Farewell, dear friend, may/ you find comfort and support from/ its only true source the [Hebrew],/ prays<text:tab/>Yours ever truly/</text:span></text:p>
      <text:p text:style-name="P2"><text:span text:style-name="T1"><text:tab/><text:tab/><text:tab/><text:tab/>Abraham de Sola/</text:span></text:p>
      <text:p text:style-name="P2"><text:span text:style-name="T1"/></text:p>
      <text:p text:style-name="P2"><text:span text:style-name="T1">The Rev. S. Morai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3T13:26:07</meta:creation-date>
    <dc:date>2009-05-13T13:44:22</dc:date>
    <dc:language>en-US</dc:language>
    <meta:editing-cycles>2</meta:editing-cycles>
    <meta:editing-duration>PT18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467" meta:character-count="3003"/>
  </office:meta>
</office:document-meta>
</file>